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3" number:language="fr" number:country="FR">
      <number:number number:decimal-places="0" number:min-decimal-places="0" number:min-integer-digits="1" number:grouping="true"/>
    </number:number-style>
    <number:number-style style:name="N10004" number:language="fr" number:country="FR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color="#000000" style:font-name="Liberation Sans" fo:font-size="10pt" fo:language="none" fo:country="none" fo:font-weight="bold" style:font-name-asian="Courier New" style:font-size-asian="10pt" style:language-asian="none" style:country-asian="none" style:font-weight-asian="bold" style:font-name-complex="Courier New" style:font-size-complex="10pt" style:language-complex="none" style:country-complex="none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color="#000000" style:font-name="Liberation Sans" fo:font-size="10pt" fo:language="none" fo:country="none" style:font-name-asian="Courier New" style:font-size-asian="10pt" style:language-asian="none" style:country-asian="none" style:font-name-complex="Courier New" style:font-size-complex="10pt" style:language-complex="none" style:country-complex="none"/>
    </style:style>
    <style:style style:name="ce5" style:family="table-cell" style:parent-style-name="Default">
      <style:table-cell-properties fo:background-color="#eeeeee" fo:border="0.74pt solid #000000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/>
      <style:text-properties fo:color="#000000" style:font-name="Liberation Sans" fo:font-size="10pt" fo:language="none" fo:country="none" fo:font-weight="normal" style:font-name-asian="Courier New" style:font-size-asian="10pt" style:language-asian="none" style:country-asian="none" style:font-weight-asian="normal" style:font-name-complex="Courier New" style:font-size-complex="10pt" style:language-complex="none" style:country-complex="none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03">
      <style:table-cell-properties fo:border="0.74pt solid #000000"/>
      <style:text-properties fo:color="#000000" style:font-name="Liberation Sans" fo:font-size="10pt" fo:language="none" fo:country="none" style:font-name-asian="Courier New" style:font-size-asian="10pt" style:language-asian="none" style:country-asian="none" style:font-name-complex="Courier New" style:font-size-complex="10pt" style:language-complex="none" style:country-complex="none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10003">
      <style:table-cell-properties fo:background-color="#81d41a" style:text-align-source="fix" style:repeat-content="false" fo:border="0.74pt solid #000000"/>
      <style:paragraph-properties fo:text-align="start" fo:margin-left="0cm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10003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cm"/>
      <style:text-properties fo:color="#000000" style:font-name="Liberation Sans" fo:font-size="10pt" fo:language="none" fo:country="none" style:font-name-asian="Courier New" style:font-size-asian="10pt" style:language-asian="none" style:country-asian="none" style:font-name-complex="Courier New" style:font-size-complex="10pt" style:language-complex="none" style:country-complex="none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124">
      <style:table-cell-properties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244">
      <style:table-cell-properties style:text-align-source="fix" style:repeat-content="false" fo:border="0.74pt solid #000000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 style:data-style-name="N10003">
      <style:table-cell-properties fo:background-color="#afd095" style:text-align-source="fix" style:repeat-content="false" fo:border="0.74pt solid #000000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1000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03">
      <style:table-cell-properties fo:background-color="#81d41a" style:text-align-source="fix" style:repeat-content="false" fo:border="0.74pt solid #000000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cm"/>
      <style:text-properties fo:color="#000000" style:font-name="Liberation Sans" fo:font-size="10pt" fo:language="none" fo:country="none" fo:font-weight="bold" style:font-name-asian="Courier New" style:font-size-asian="10pt" style:language-asian="none" style:country-asian="none" style:font-weight-asian="bold" style:font-name-complex="Courier New" style:font-size-complex="10pt" style:language-complex="none" style:country-complex="none" style:font-weight-complex="bold"/>
    </style:style>
    <style:style style:name="ce13" style:family="table-cell" style:parent-style-name="Default" style:data-style-name="N10004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000000" style:font-name="Liberation Sans" fo:font-size="10pt" fo:language="none" fo:country="none" style:font-name-asian="Courier New" style:font-size-asian="10pt" style:language-asian="none" style:country-asian="none" style:font-name-complex="Courier New" style:font-size-complex="10pt" style:language-complex="none" style:country-complex="none"/>
    </style:style>
    <style:style style:name="ce52" style:family="table-cell" style:parent-style-name="Default">
      <style:table-cell-properties style:vertical-align="middle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table table:name="UAR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ormula UARTX (X=0 to 3)</text:p>
          </table:table-cell>
          <table:covered-table-cell table:style-name="ce7"/>
          <table:table-cell/>
          <table:table-cell table:style-name="ce2" office:value-type="string" calcext:value-type="string" table:number-columns-spanned="3" table:number-rows-spanned="1">
            <text:p>Baudrate error shall not exceed +/-2%</text:p>
            <text:p>(it is recommended to be under +/-1%)</text:p>
          </table:table-cell>
          <table:covered-table-cell table:number-columns-repeated="2" table:style-name="ce52"/>
          <table:table-cell table:style-name="ce52"/>
          <table:table-cell table:number-columns-repeated="1017"/>
        </table:table-row>
        <table:table-row table:style-name="ro2">
          <table:table-cell table:style-name="ce2" office:value-type="string" calcext:value-type="string">
            <text:p>R8_UARTX_DIV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2"/>
          <table:table-cell table:style-name="ce52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span text:style-name="T1">FREQ_SYS / </text:span><text:span text:style-name="T2">Fsys</text:span> (Hz)</text:p>
          </table:table-cell>
          <table:table-cell table:style-name="ce29" office:value-type="float" office:value="120000000" calcext:value-type="float">
            <text:p>120 000 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20" office:value-type="string" calcext:value-type="string">
            <text:p>Code formula UART1_BaudRateCfg() / DebugInit(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Baudrate</text:p>
          </table:table-cell>
          <table:table-cell table:style-name="ce10" office:value-type="float" office:value="1200" calcext:value-type="float">
            <text:p>1 200</text:p>
          </table:table-cell>
          <table:table-cell/>
          <table:table-cell office:value-type="string" calcext:value-type="string">
            <text:p>Baudrate</text:p>
          </table:table-cell>
          <table:table-cell table:style-name="ce10" office:value-type="float" office:value="2400" calcext:value-type="float">
            <text:p>2 4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9600" calcext:value-type="float">
            <text:p>9 6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19200" calcext:value-type="float">
            <text:p>19 2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33600" calcext:value-type="float">
            <text:p>33 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mputed R16_UARTX_DL</text:p>
          </table:table-cell>
          <table:table-cell table:style-name="ce11" table:formula="of:=((10*FSYSHZ/8/[.B6])+5)/10" office:value-type="float" office:value="12500.5" calcext:value-type="float">
            <text:p>12500,50</text:p>
          </table:table-cell>
          <table:table-cell/>
          <table:table-cell office:value-type="string" calcext:value-type="string">
            <text:p>Computed R16_UARTX_DL</text:p>
          </table:table-cell>
          <table:table-cell table:style-name="ce11" table:formula="of:=((10*FSYSHZ/8/[.E6])+5)/10" office:value-type="float" office:value="6250.5" calcext:value-type="float">
            <text:p>6250,50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H6])+5)/10" office:value-type="float" office:value="1563" calcext:value-type="float">
            <text:p>1563,00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K6])+5)/10" office:value-type="float" office:value="781.75" calcext:value-type="float">
            <text:p>781,75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N6])+5)/10" office:value-type="float" office:value="446.928571428571" calcext:value-type="float">
            <text:p>446,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nal R16_UARTX_DL</text:p>
          </table:table-cell>
          <table:table-cell table:style-name="ce12" table:formula="of:=INT([.B7])" office:value-type="float" office:value="12500" calcext:value-type="float">
            <text:p>12500</text:p>
          </table:table-cell>
          <table:table-cell/>
          <table:table-cell office:value-type="string" calcext:value-type="string">
            <text:p>Final R16_UARTX_DL</text:p>
          </table:table-cell>
          <table:table-cell table:style-name="ce12" table:formula="of:=INT([.E7])" office:value-type="float" office:value="6250" calcext:value-type="float">
            <text:p>6250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H7])" office:value-type="float" office:value="1563" calcext:value-type="float">
            <text:p>1563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K7])" office:value-type="float" office:value="781" calcext:value-type="float">
            <text:p>781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N7])" office:value-type="float" office:value="446" calcext:value-type="float">
            <text:p>44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B8]" office:value-type="float" office:value="1200" calcext:value-type="float">
            <text:p>1 2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E8]" office:value-type="float" office:value="2400" calcext:value-type="float">
            <text:p>2 4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H8]" office:value-type="float" office:value="9596.92898272553" calcext:value-type="float">
            <text:p>9 596,9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K8]" office:value-type="float" office:value="19206.1459667093" calcext:value-type="float">
            <text:p>19 206,1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N8]" office:value-type="float" office:value="33632.2869955157" calcext:value-type="float">
            <text:p>33 632,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audrate error %</text:p>
          </table:table-cell>
          <table:table-cell table:style-name="ce14" table:formula="of:=100-((100*[.B6])/[.B9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E6])/[.E9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H6])/[.H9])" office:value-type="float" office:value="-0.0320000000000107" calcext:value-type="float">
            <text:p>-0,03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K6])/[.K9])" office:value-type="float" office:value="0.0320000000000107" calcext:value-type="float">
            <text:p>0,03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N6])/[.N9])" office:value-type="float" office:value="0.0959999999999894" calcext:value-type="float">
            <text:p>0,1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ce15"/>
          <table:table-cell/>
          <table:table-cell table:style-name="Default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10"/>
        </table:table-row>
        <table:table-row table:style-name="ro2">
          <table:table-cell office:value-type="string" calcext:value-type="string">
            <text:p>Baudrate</text:p>
          </table:table-cell>
          <table:table-cell table:style-name="ce10" office:value-type="float" office:value="38400" calcext:value-type="float">
            <text:p>38 400</text:p>
          </table:table-cell>
          <table:table-cell/>
          <table:table-cell office:value-type="string" calcext:value-type="string">
            <text:p>Baudrate</text:p>
          </table:table-cell>
          <table:table-cell table:style-name="ce10" office:value-type="float" office:value="115200" calcext:value-type="float">
            <text:p>115 2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921600" calcext:value-type="float">
            <text:p>921 6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1000000" calcext:value-type="float">
            <text:p>1 000 0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1250000" calcext:value-type="float">
            <text:p>1 250 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mputed R16_UARTX_DL</text:p>
          </table:table-cell>
          <table:table-cell table:style-name="ce11" table:formula="of:=((10*FSYSHZ/8/[.B12])+5)/10" office:value-type="float" office:value="391.125" calcext:value-type="float">
            <text:p>391,13</text:p>
          </table:table-cell>
          <table:table-cell/>
          <table:table-cell office:value-type="string" calcext:value-type="string">
            <text:p>Computed R16_UARTX_DL</text:p>
          </table:table-cell>
          <table:table-cell table:style-name="ce11" table:formula="of:=((10*FSYSHZ/8/[.E12])+5)/10" office:value-type="float" office:value="130.708333333333" calcext:value-type="float">
            <text:p>130,71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H12])+5)/10" office:value-type="float" office:value="16.7760416666667" calcext:value-type="float">
            <text:p>16,78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K12])+5)/10" office:value-type="float" office:value="15.5" calcext:value-type="float">
            <text:p>15,50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N12])+5)/10" office:value-type="float" office:value="12.5" calcext:value-type="float">
            <text:p>12,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nal R16_UARTX_DL</text:p>
          </table:table-cell>
          <table:table-cell table:style-name="ce12" table:formula="of:=INT([.B13])" office:value-type="float" office:value="391" calcext:value-type="float">
            <text:p>391</text:p>
          </table:table-cell>
          <table:table-cell/>
          <table:table-cell office:value-type="string" calcext:value-type="string">
            <text:p>Final R16_UARTX_DL</text:p>
          </table:table-cell>
          <table:table-cell table:style-name="ce12" table:formula="of:=INT([.E13])" office:value-type="float" office:value="130" calcext:value-type="float">
            <text:p>130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H13])"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K13])"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N13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B14]" office:value-type="float" office:value="38363.1713554987" calcext:value-type="float">
            <text:p>38 363,2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E14]" office:value-type="float" office:value="115384.615384615" calcext:value-type="float">
            <text:p>115 384,6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H14]" office:value-type="float" office:value="937500" calcext:value-type="float">
            <text:p>937 5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K14]" office:value-type="float" office:value="1000000" calcext:value-type="float">
            <text:p>1 000 0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N14]" office:value-type="float" office:value="1250000" calcext:value-type="float">
            <text:p>1 250 000,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audrate error %</text:p>
          </table:table-cell>
          <table:table-cell table:style-name="ce14" table:formula="of:=100-((100*[.B12])/[.B15])" office:value-type="float" office:value="-0.0960000000000036" calcext:value-type="float">
            <text:p>-0,1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E12])/[.E15])" office:value-type="float" office:value="0.160000000000011" calcext:value-type="float">
            <text:p>0,16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H12])/[.H15])" office:value-type="float" office:value="1.696" calcext:value-type="float">
            <text:p>1,7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K12])/[.K15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N12])/[.N15])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ce15"/>
          <table:table-cell/>
          <table:table-cell table:style-name="Default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10"/>
        </table:table-row>
        <table:table-row table:style-name="ro2">
          <table:table-cell office:value-type="string" calcext:value-type="string">
            <text:p>Baudrate</text:p>
          </table:table-cell>
          <table:table-cell table:style-name="ce10" office:value-type="float" office:value="1500000" calcext:value-type="float">
            <text:p>1 500 000</text:p>
          </table:table-cell>
          <table:table-cell/>
          <table:table-cell office:value-type="string" calcext:value-type="string">
            <text:p>Baudrate</text:p>
          </table:table-cell>
          <table:table-cell table:style-name="ce10" office:value-type="float" office:value="1667000" calcext:value-type="float">
            <text:p>1 667 0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1875000" calcext:value-type="float">
            <text:p>1 875 0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2140000" calcext:value-type="float">
            <text:p>2 140 0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2500000" calcext:value-type="float">
            <text:p>2 500 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mputed R16_UARTX_DL</text:p>
          </table:table-cell>
          <table:table-cell table:style-name="ce11" table:formula="of:=((10*FSYSHZ/8/[.B18])+5)/10" office:value-type="float" office:value="10.5" calcext:value-type="float">
            <text:p>10,50</text:p>
          </table:table-cell>
          <table:table-cell/>
          <table:table-cell office:value-type="string" calcext:value-type="string">
            <text:p>Computed R16_UARTX_DL</text:p>
          </table:table-cell>
          <table:table-cell table:style-name="ce11" table:formula="of:=((10*FSYSHZ/8/[.E18])+5)/10" office:value-type="float" office:value="9.49820035992802" calcext:value-type="float">
            <text:p>9,50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H18])+5)/10" office:value-type="float" office:value="8.5" calcext:value-type="float">
            <text:p>8,50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K18])+5)/10" office:value-type="float" office:value="7.50934579439252" calcext:value-type="float">
            <text:p>7,51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N18])+5)/10" office:value-type="float" office:value="6.5" calcext:value-type="float">
            <text:p>6,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nal R16_UARTX_DL</text:p>
          </table:table-cell>
          <table:table-cell table:style-name="ce12" table:formula="of:=INT([.B19])" office:value-type="float" office:value="10" calcext:value-type="float">
            <text:p>10</text:p>
          </table:table-cell>
          <table:table-cell/>
          <table:table-cell office:value-type="string" calcext:value-type="string">
            <text:p>Final R16_UARTX_DL</text:p>
          </table:table-cell>
          <table:table-cell table:style-name="ce12" table:formula="of:=INT([.E19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H19])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K19]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N19])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B20]" office:value-type="float" office:value="1500000" calcext:value-type="float">
            <text:p>1 500 0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E20]" office:value-type="float" office:value="1666666.66666667" calcext:value-type="float">
            <text:p>1 666 666,7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H20]" office:value-type="float" office:value="1875000" calcext:value-type="float">
            <text:p>1 875 0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K20]" office:value-type="float" office:value="2142857.14285714" calcext:value-type="float">
            <text:p>2 142 857,1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N20]" office:value-type="float" office:value="2500000" calcext:value-type="float">
            <text:p>2 500 000,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audrate error %</text:p>
          </table:table-cell>
          <table:table-cell table:style-name="ce14" table:formula="of:=100-((100*[.B18])/[.B21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E18])/[.E21])" office:value-type="float" office:value="-0.019999999999996" calcext:value-type="float">
            <text:p>-0,02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H18])/[.H21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K18])/[.K21])" office:value-type="float" office:value="0.133333333333326" calcext:value-type="float">
            <text:p>0,13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N18])/[.N21])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ce15"/>
          <table:table-cell/>
          <table:table-cell table:style-name="Default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1010"/>
        </table:table-row>
        <table:table-row table:style-name="ro2">
          <table:table-cell office:value-type="string" calcext:value-type="string">
            <text:p>Baudrate</text:p>
          </table:table-cell>
          <table:table-cell table:style-name="ce10" office:value-type="float" office:value="3000000" calcext:value-type="float">
            <text:p>3 000 000</text:p>
          </table:table-cell>
          <table:table-cell/>
          <table:table-cell office:value-type="string" calcext:value-type="string">
            <text:p>Baudrate</text:p>
          </table:table-cell>
          <table:table-cell table:style-name="ce10" office:value-type="float" office:value="3750000" calcext:value-type="float">
            <text:p>3 750 0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5000000" calcext:value-type="float">
            <text:p>5 000 0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7500000" calcext:value-type="float">
            <text:p>7 500 000</text:p>
          </table:table-cell>
          <table:table-cell/>
          <table:table-cell table:style-name="ce4" office:value-type="string" calcext:value-type="string">
            <text:p>Baudrate</text:p>
          </table:table-cell>
          <table:table-cell table:style-name="ce10" office:value-type="float" office:value="15000000" calcext:value-type="float">
            <text:p>15 000 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mputed R16_UARTX_DL</text:p>
          </table:table-cell>
          <table:table-cell table:style-name="ce11" table:formula="of:=((10*FSYSHZ/8/[.B24])+5)/10" office:value-type="float" office:value="5.5" calcext:value-type="float">
            <text:p>5,50</text:p>
          </table:table-cell>
          <table:table-cell/>
          <table:table-cell office:value-type="string" calcext:value-type="string">
            <text:p>Computed R16_UARTX_DL</text:p>
          </table:table-cell>
          <table:table-cell table:style-name="ce11" table:formula="of:=((10*FSYSHZ/8/[.E24])+5)/10" office:value-type="float" office:value="4.5" calcext:value-type="float">
            <text:p>4,50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H24])+5)/10" office:value-type="float" office:value="3.5" calcext:value-type="float">
            <text:p>3,50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K24])+5)/10" office:value-type="float" office:value="2.5" calcext:value-type="float">
            <text:p>2,50</text:p>
          </table:table-cell>
          <table:table-cell/>
          <table:table-cell table:style-name="ce4" office:value-type="string" calcext:value-type="string">
            <text:p>Computed R16_UARTX_DL</text:p>
          </table:table-cell>
          <table:table-cell table:style-name="ce11" table:formula="of:=((10*FSYSHZ/8/[.N24])+5)/10" office:value-type="float" office:value="1.5" calcext:value-type="float">
            <text:p>1,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nal R16_UARTX_DL</text:p>
          </table:table-cell>
          <table:table-cell table:style-name="ce12" table:formula="of:=INT([.B25])" office:value-type="float" office:value="5" calcext:value-type="float">
            <text:p>5</text:p>
          </table:table-cell>
          <table:table-cell/>
          <table:table-cell office:value-type="string" calcext:value-type="string">
            <text:p>Final R16_UARTX_DL</text:p>
          </table:table-cell>
          <table:table-cell table:style-name="ce12" table:formula="of:=INT([.E25])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H25])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K25]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INT([.N25])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B26]" office:value-type="float" office:value="3000000" calcext:value-type="float">
            <text:p>3 000 0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E26]" office:value-type="float" office:value="3750000" calcext:value-type="float">
            <text:p>3 750 0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H26]" office:value-type="float" office:value="5000000" calcext:value-type="float">
            <text:p>5 000 0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K26]" office:value-type="float" office:value="7500000" calcext:value-type="float">
            <text:p>7 500 000,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33" table:formula="of:=FSYSHZ * 2 / UARTX_DIV / 16 / [.N26]" office:value-type="float" office:value="15000000" calcext:value-type="float">
            <text:p>15 000 000,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audrate error %</text:p>
          </table:table-cell>
          <table:table-cell table:style-name="ce14" table:formula="of:=100-((100*[.B24])/[.B27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E24])/[.E27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H24])/[.H27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K24])/[.K27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N24])/[.N27])" office:value-type="float" office:value="0" calcext:value-type="float">
            <text:p>0,00</text:p>
          </table:table-cell>
          <table:table-cell table:number-columns-repeated="1010"/>
        </table:table-row>
        <table:table-row table:style-name="ro4">
          <table:table-cell table:style-name="ce1" office:value-type="string" calcext:value-type="string" table:number-columns-spanned="4" table:number-rows-spanned="1">
            <text:p>#define  FREQ_SYS 120000000</text:p>
            <text:p>#define  UART1_BAUD  5000000</text:p>
            <text:p>UINT32 x;</text:p>
            <text:p>UINT32 t = FREQ_SYS;</text:p>
            <text:p>x = 10 * FREQ_SYS / 8 / UART1_BAUD;</text:p>
            <text:p>Printf("x1=%d\n", x);</text:p>
            <text:p>x = ( x + 5 ) / 10;</text:p>
            <text:p>Printf("x2=%d\n", x);</text:p>
            <text:p/>
            <text:p>x = ((10 * FREQ_SYS / 8 / UART1_BAUD)+5)/10;</text:p>
            <text:p>Printf("x2=%d\n", x);</text:p>
          </table:table-cell>
          <table:covered-table-cell table:number-columns-repeated="2"/>
          <table:covered-table-cell table:style-name="Default"/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20" office:value-type="string" calcext:value-type="string">
            <text:p>CH569 datasheet UART formula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Baud rate formula = Fsys * 2 / R8_UARTX_DIV / 16 / R16_UARTX_DLX</text:p>
          </table:table-cell>
          <table:covered-table-cell table:number-columns-repeated="2"/>
          <table:covered-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style-name="ce44"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16_UARTX_DL</text:p>
          </table:table-cell>
          <table:table-cell table:style-name="ce38" office:value-type="float" office:value="2" calcext:value-type="float">
            <text:p>2</text:p>
          </table:table-cell>
          <table:table-cell table:style-name="ce15"/>
          <table:table-cell table:style-name="ce2" office:value-type="string" calcext:value-type="string">
            <text:p>R16_UARTX_DL</text:p>
          </table:table-cell>
          <table:table-cell table:style-name="ce38" office:value-type="float" office:value="3" calcext:value-type="float">
            <text:p>3</text:p>
          </table:table-cell>
          <table:table-cell table:style-name="ce15"/>
          <table:table-cell table:style-name="ce2" office:value-type="string" calcext:value-type="string">
            <text:p>R16_UARTX_DL</text:p>
          </table:table-cell>
          <table:table-cell table:style-name="ce38" office:value-type="float" office:value="4" calcext:value-type="float">
            <text:p>4</text:p>
          </table:table-cell>
          <table:table-cell table:style-name="ce15"/>
          <table:table-cell table:style-name="ce2" office:value-type="string" calcext:value-type="string">
            <text:p>R16_UARTX_DL</text:p>
          </table:table-cell>
          <table:table-cell table:style-name="ce3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16_UARTX_DL</text:p>
          </table:table-cell>
          <table:table-cell table:style-name="ce38" office:value-type="float" office:value="6" calcext:value-type="float">
            <text:p>6</text:p>
          </table:table-cell>
          <table:table-cell table:style-name="ce15" table:number-columns-repeated="1010"/>
        </table:table-row>
        <table:table-row table:style-name="ro2">
          <table:table-cell table:style-name="ce6" office:value-type="string" calcext:value-type="string">
            <text:p>Baudrate</text:p>
          </table:table-cell>
          <table:table-cell table:style-name="ce17" table:formula="of:=[.B33] * 2 / [.B34] / 16 / [.B35]" office:value-type="float" office:value="7500000" calcext:value-type="float">
            <text:p>7 500 000</text:p>
          </table:table-cell>
          <table:table-cell/>
          <table:table-cell table:style-name="ce6" office:value-type="string" calcext:value-type="string">
            <text:p>Baudrate</text:p>
          </table:table-cell>
          <table:table-cell table:style-name="ce17" table:formula="of:=[.E33] * 2 / [.E34] / 16 / [.E35]" office:value-type="float" office:value="5000000" calcext:value-type="float">
            <text:p>5 000 000</text:p>
          </table:table-cell>
          <table:table-cell/>
          <table:table-cell table:style-name="ce6" office:value-type="string" calcext:value-type="string">
            <text:p>Baudrate</text:p>
          </table:table-cell>
          <table:table-cell table:style-name="ce17" table:formula="of:=[.H33] * 2 / [.H34] / 16 / [.H35]" office:value-type="float" office:value="3750000" calcext:value-type="float">
            <text:p>3 750 000</text:p>
          </table:table-cell>
          <table:table-cell/>
          <table:table-cell table:style-name="ce6" office:value-type="string" calcext:value-type="string">
            <text:p>Baudrate</text:p>
          </table:table-cell>
          <table:table-cell table:style-name="ce17" table:formula="of:=[.K33] * 2 / [.K34] / 16 / [.K35]" office:value-type="float" office:value="3000000" calcext:value-type="float">
            <text:p>3 000 000</text:p>
          </table:table-cell>
          <table:table-cell/>
          <table:table-cell table:style-name="ce6" office:value-type="string" calcext:value-type="string">
            <text:p>Baudrate</text:p>
          </table:table-cell>
          <table:table-cell table:style-name="ce17" table:formula="of:=[.N33] * 2 / [.N34] / 16 / [.N35]" office:value-type="float" office:value="2500000" calcext:value-type="float">
            <text:p>2 500 000</text:p>
          </table:table-cell>
          <table:table-cell table:number-columns-repeated="1010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style-name="ce44"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16_UARTX_DL</text:p>
          </table:table-cell>
          <table:table-cell table:style-name="ce38" office:value-type="float" office:value="7" calcext:value-type="float">
            <text:p>7</text:p>
          </table:table-cell>
          <table:table-cell table:style-name="ce15"/>
          <table:table-cell table:style-name="ce2" office:value-type="string" calcext:value-type="string">
            <text:p>R16_UARTX_DL</text:p>
          </table:table-cell>
          <table:table-cell table:style-name="ce38" office:value-type="float" office:value="8" calcext:value-type="float">
            <text:p>8</text:p>
          </table:table-cell>
          <table:table-cell table:style-name="ce15"/>
          <table:table-cell table:style-name="ce2" office:value-type="string" calcext:value-type="string">
            <text:p>R16_UARTX_DL</text:p>
          </table:table-cell>
          <table:table-cell table:style-name="ce38" office:value-type="float" office:value="9" calcext:value-type="float">
            <text:p>9</text:p>
          </table:table-cell>
          <table:table-cell table:style-name="ce15"/>
          <table:table-cell table:style-name="ce2" office:value-type="string" calcext:value-type="string">
            <text:p>R16_UARTX_DL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R16_UARTX_DL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Baudrate</text:p>
          </table:table-cell>
          <table:table-cell table:style-name="ce17" table:formula="of:=[.B38] * 2 / [.B39] / 16 / [.B40]" office:value-type="float" office:value="2142857.14285714" calcext:value-type="float">
            <text:p>2 142 857</text:p>
          </table:table-cell>
          <table:table-cell/>
          <table:table-cell table:style-name="ce6" office:value-type="string" calcext:value-type="string">
            <text:p>Baudrate</text:p>
          </table:table-cell>
          <table:table-cell table:style-name="ce17" table:formula="of:=[.E38] * 2 / [.E39] / 16 / [.E40]" office:value-type="float" office:value="1875000" calcext:value-type="float">
            <text:p>1 875 000</text:p>
          </table:table-cell>
          <table:table-cell/>
          <table:table-cell table:style-name="ce6" office:value-type="string" calcext:value-type="string">
            <text:p>Baudrate</text:p>
          </table:table-cell>
          <table:table-cell table:style-name="ce17" table:formula="of:=[.H38] * 2 / [.H39] / 16 / [.H40]" office:value-type="float" office:value="1666666.66666667" calcext:value-type="float">
            <text:p>1 666 667</text:p>
          </table:table-cell>
          <table:table-cell/>
          <table:table-cell table:style-name="ce6" office:value-type="string" calcext:value-type="string">
            <text:p>Baudrate</text:p>
          </table:table-cell>
          <table:table-cell table:style-name="ce17" table:formula="of:=[.K38] * 2 / [.K39] / 16 / [.K40]" office:value-type="float" office:value="1500000" calcext:value-type="float">
            <text:p>1 500 000</text:p>
          </table:table-cell>
          <table:table-cell/>
          <table:table-cell table:style-name="ce6" office:value-type="string" calcext:value-type="string">
            <text:p>Baudrate</text:p>
          </table:table-cell>
          <table:table-cell table:style-name="ce17" table:formula="of:=[.N38] * 2 / [.N39] / 16 / [.N40]" office:value-type="float" office:value="1363636.36363636" calcext:value-type="float">
            <text:p>1 363 636</text:p>
          </table:table-cell>
          <table:table-cell table:number-columns-repeated="1010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30" office:value-type="string" calcext:value-type="string">
            <text:p>R16_UARTX_DL = FREQ_SYS / (8 * UARTX_BAUD * R8_UARTX_DIV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style-name="ce44"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audrate</text:p>
          </table:table-cell>
          <table:table-cell table:style-name="ce40" office:value-type="float" office:value="1200" calcext:value-type="float">
            <text:p>1 2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2400" calcext:value-type="float">
            <text:p>2 4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9600" calcext:value-type="float">
            <text:p>9 6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19200" calcext:value-type="float">
            <text:p>19 200</text:p>
          </table:table-cell>
          <table:table-cell table:style-name="ce44"/>
          <table:table-cell table:style-name="ce3" office:value-type="string" calcext:value-type="string">
            <text:p>Baudrate</text:p>
          </table:table-cell>
          <table:table-cell table:style-name="ce40" office:value-type="float" office:value="33600" calcext:value-type="float">
            <text:p>33 6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omputed R16_UARTX_DL</text:p>
          </table:table-cell>
          <table:table-cell table:style-name="ce41" table:formula="of:=[.B44]/(8*[.B46]*[.B45])" office:value-type="float" office:value="12500" calcext:value-type="float">
            <text:p>12500,0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E44]/(8*[.E46]*[.E45])" office:value-type="float" office:value="6250" calcext:value-type="float">
            <text:p>6250,0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H44]/(8*[.H46]*[.H45])" office:value-type="float" office:value="1562.5" calcext:value-type="float">
            <text:p>1562,5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K44]/(8*[.K46]*[.K45])" office:value-type="float" office:value="781.25" calcext:value-type="float">
            <text:p>781,25</text:p>
          </table:table-cell>
          <table:table-cell table:style-name="ce30"/>
          <table:table-cell table:style-name="ce3" office:value-type="string" calcext:value-type="string">
            <text:p>Computed R16_UARTX_DL</text:p>
          </table:table-cell>
          <table:table-cell table:style-name="ce41" table:formula="of:=[.N44]/(8*[.N46]*[.N45])" office:value-type="float" office:value="446.428571428571" calcext:value-type="float">
            <text:p>446,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nal R16_UARTX_DL</text:p>
          </table:table-cell>
          <table:table-cell table:style-name="ce12" table:formula="of:=ROUND([.B47])" office:value-type="float" office:value="12500" calcext:value-type="float">
            <text:p>12500</text:p>
          </table:table-cell>
          <table:table-cell/>
          <table:table-cell office:value-type="string" calcext:value-type="string">
            <text:p>Final R16_UARTX_DL</text:p>
          </table:table-cell>
          <table:table-cell table:style-name="ce12" table:formula="of:=ROUND([.E47])" office:value-type="float" office:value="6250" calcext:value-type="float">
            <text:p>6250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H47])" office:value-type="float" office:value="1563" calcext:value-type="float">
            <text:p>1563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K47])" office:value-type="float" office:value="781" calcext:value-type="float">
            <text:p>781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N47])" office:value-type="float" office:value="446" calcext:value-type="float">
            <text:p>44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inal Baudrate</text:p>
          </table:table-cell>
          <table:table-cell table:style-name="ce13" table:formula="of:=[.B44] * 2 / [.B45] / 16 / [.B48]" office:value-type="float" office:value="1200" calcext:value-type="float">
            <text:p>1 2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E44] * 2 / [.E45] / 16 / [.E48]" office:value-type="float" office:value="2400" calcext:value-type="float">
            <text:p>2 4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H44] * 2 / [.H45] / 16 / [.H48]" office:value-type="float" office:value="9596.92898272553" calcext:value-type="float">
            <text:p>9 596,93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K44] * 2 / [.K45] / 16 / [.K48]" office:value-type="float" office:value="19206.1459667093" calcext:value-type="float">
            <text:p>19 206,15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N44] * 2 / [.N45] / 16 / [.N48]" office:value-type="float" office:value="33632.2869955157" calcext:value-type="float">
            <text:p>33 632,2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audrate error %</text:p>
          </table:table-cell>
          <table:table-cell table:style-name="ce14" table:formula="of:=100-((100*[.B46])/[.B49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E46])/[.E49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H46])/[.H49])" office:value-type="float" office:value="-0.0320000000000107" calcext:value-type="float">
            <text:p>-0,03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K46])/[.K49])" office:value-type="float" office:value="0.0320000000000107" calcext:value-type="float">
            <text:p>0,03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N46])/[.N49])" office:value-type="float" office:value="0.0959999999999894" calcext:value-type="float">
            <text:p>0,10</text:p>
          </table:table-cell>
          <table:table-cell table:number-columns-repeated="1010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style-name="ce44"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audrate</text:p>
          </table:table-cell>
          <table:table-cell table:style-name="ce40" office:value-type="float" office:value="38400" calcext:value-type="float">
            <text:p>38 4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115200" calcext:value-type="float">
            <text:p>115 2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921600" calcext:value-type="float">
            <text:p>921 6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1000000" calcext:value-type="float">
            <text:p>1 000 000</text:p>
          </table:table-cell>
          <table:table-cell table:style-name="ce44"/>
          <table:table-cell table:style-name="ce3" office:value-type="string" calcext:value-type="string">
            <text:p>Baudrate</text:p>
          </table:table-cell>
          <table:table-cell table:style-name="ce40" office:value-type="float" office:value="1250000" calcext:value-type="float">
            <text:p>1 250 0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omputed R16_UARTX_DL</text:p>
          </table:table-cell>
          <table:table-cell table:style-name="ce41" table:formula="of:=[.B52]/(8*[.B54]*[.B53])" office:value-type="float" office:value="390.625" calcext:value-type="float">
            <text:p>390,63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E52]/(8*[.E54]*[.E53])" office:value-type="float" office:value="130.208333333333" calcext:value-type="float">
            <text:p>130,21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H52]/(8*[.H54]*[.H53])" office:value-type="float" office:value="16.2760416666667" calcext:value-type="float">
            <text:p>16,28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K52]/(8*[.K54]*[.K53])" office:value-type="float" office:value="15" calcext:value-type="float">
            <text:p>15,00</text:p>
          </table:table-cell>
          <table:table-cell table:style-name="ce30"/>
          <table:table-cell table:style-name="ce3" office:value-type="string" calcext:value-type="string">
            <text:p>Computed R16_UARTX_DL</text:p>
          </table:table-cell>
          <table:table-cell table:style-name="ce41" table:formula="of:=[.N52]/(8*[.N54]*[.N53])" office:value-type="float" office:value="12" calcext:value-type="float">
            <text:p>12,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nal R16_UARTX_DL</text:p>
          </table:table-cell>
          <table:table-cell table:style-name="ce12" table:formula="of:=ROUND([.B55])" office:value-type="float" office:value="391" calcext:value-type="float">
            <text:p>391</text:p>
          </table:table-cell>
          <table:table-cell/>
          <table:table-cell office:value-type="string" calcext:value-type="string">
            <text:p>Final R16_UARTX_DL</text:p>
          </table:table-cell>
          <table:table-cell table:style-name="ce12" table:formula="of:=ROUND([.E55])" office:value-type="float" office:value="130" calcext:value-type="float">
            <text:p>130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H55])"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K55])"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N55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inal Baudrate</text:p>
          </table:table-cell>
          <table:table-cell table:style-name="ce13" table:formula="of:=[.B52] * 2 / [.B53] / 16 / [.B56]" office:value-type="float" office:value="38363.1713554987" calcext:value-type="float">
            <text:p>38 363,17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E52] * 2 / [.E53] / 16 / [.E56]" office:value-type="float" office:value="115384.615384615" calcext:value-type="float">
            <text:p>115 384,62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H52] * 2 / [.H53] / 16 / [.H56]" office:value-type="float" office:value="937500" calcext:value-type="float">
            <text:p>937 5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K52] * 2 / [.K53] / 16 / [.K56]" office:value-type="float" office:value="1000000" calcext:value-type="float">
            <text:p>1 000 0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N52] * 2 / [.N53] / 16 / [.N56]" office:value-type="float" office:value="1250000" calcext:value-type="float">
            <text:p>1 250 000,0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audrate error %</text:p>
          </table:table-cell>
          <table:table-cell table:style-name="ce14" table:formula="of:=100-((100*[.B54])/[.B57])" office:value-type="float" office:value="-0.0960000000000036" calcext:value-type="float">
            <text:p>-0,1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E54])/[.E57])" office:value-type="float" office:value="0.160000000000011" calcext:value-type="float">
            <text:p>0,16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H54])/[.H57])" office:value-type="float" office:value="1.696" calcext:value-type="float">
            <text:p>1,7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K54])/[.K57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N54])/[.N57])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style-name="ce44"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audrate</text:p>
          </table:table-cell>
          <table:table-cell table:style-name="ce40" office:value-type="float" office:value="1500000" calcext:value-type="float">
            <text:p>1 500 0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1667000" calcext:value-type="float">
            <text:p>1 667 0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1875000" calcext:value-type="float">
            <text:p>1 875 0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2140000" calcext:value-type="float">
            <text:p>2 140 000</text:p>
          </table:table-cell>
          <table:table-cell table:style-name="ce44"/>
          <table:table-cell table:style-name="ce3" office:value-type="string" calcext:value-type="string">
            <text:p>Baudrate</text:p>
          </table:table-cell>
          <table:table-cell table:style-name="ce40" office:value-type="float" office:value="2500000" calcext:value-type="float">
            <text:p>2 500 0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omputed R16_UARTX_DL</text:p>
          </table:table-cell>
          <table:table-cell table:style-name="ce41" table:formula="of:=[.B60]/(8*[.B62]*[.B61])" office:value-type="float" office:value="10" calcext:value-type="float">
            <text:p>10,0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E60]/(8*[.E62]*[.E61])" office:value-type="float" office:value="8.99820035992802" calcext:value-type="float">
            <text:p>9,0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H60]/(8*[.H62]*[.H61])" office:value-type="float" office:value="8" calcext:value-type="float">
            <text:p>8,0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K60]/(8*[.K62]*[.K61])" office:value-type="float" office:value="7.00934579439252" calcext:value-type="float">
            <text:p>7,01</text:p>
          </table:table-cell>
          <table:table-cell table:style-name="ce30"/>
          <table:table-cell table:style-name="ce3" office:value-type="string" calcext:value-type="string">
            <text:p>Computed R16_UARTX_DL</text:p>
          </table:table-cell>
          <table:table-cell table:style-name="ce41" table:formula="of:=[.N60]/(8*[.N62]*[.N61])" office:value-type="float" office:value="6" calcext:value-type="float">
            <text:p>6,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nal R16_UARTX_DL</text:p>
          </table:table-cell>
          <table:table-cell table:style-name="ce12" table:formula="of:=ROUND([.B63])" office:value-type="float" office:value="10" calcext:value-type="float">
            <text:p>10</text:p>
          </table:table-cell>
          <table:table-cell/>
          <table:table-cell office:value-type="string" calcext:value-type="string">
            <text:p>Final R16_UARTX_DL</text:p>
          </table:table-cell>
          <table:table-cell table:style-name="ce12" table:formula="of:=ROUND([.E63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H63])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K63]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N63])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inal Baudrate</text:p>
          </table:table-cell>
          <table:table-cell table:style-name="ce13" table:formula="of:=[.B60] * 2 / [.B61] / 16 / [.B64]" office:value-type="float" office:value="1500000" calcext:value-type="float">
            <text:p>1 500 0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E60] * 2 / [.E61] / 16 / [.E64]" office:value-type="float" office:value="1666666.66666667" calcext:value-type="float">
            <text:p>1 666 666,67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H60] * 2 / [.H61] / 16 / [.H64]" office:value-type="float" office:value="1875000" calcext:value-type="float">
            <text:p>1 875 0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K60] * 2 / [.K61] / 16 / [.K64]" office:value-type="float" office:value="2142857.14285714" calcext:value-type="float">
            <text:p>2 142 857,14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N60] * 2 / [.N61] / 16 / [.N64]" office:value-type="float" office:value="2500000" calcext:value-type="float">
            <text:p>2 500 000,0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audrate error %</text:p>
          </table:table-cell>
          <table:table-cell table:style-name="ce14" table:formula="of:=100-((100*[.B62])/[.B65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E62])/[.E65])" office:value-type="float" office:value="-0.019999999999996" calcext:value-type="float">
            <text:p>-0,02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H62])/[.H65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K62])/[.K65])" office:value-type="float" office:value="0.133333333333326" calcext:value-type="float">
            <text:p>0,13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N62])/[.N65])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style-name="ce44"/>
          <table:table-cell table:style-name="ce23" office:value-type="string" calcext:value-type="string">
            <text:p>Fsys (Hz)</text:p>
          </table:table-cell>
          <table:table-cell table:style-name="ce36" office:value-type="float" office:value="120000000" calcext:value-type="float">
            <text:p>120 000 000</text:p>
          </table:table-cell>
          <table:table-cell table:number-columns-repeated="1010"/>
        </table:table-row>
        <table:table-row table:style-name="ro2"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24" office:value-type="string" calcext:value-type="string">
            <text:p>R8_UARTX_DI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audrate</text:p>
          </table:table-cell>
          <table:table-cell table:style-name="ce40" office:value-type="float" office:value="3000000" calcext:value-type="float">
            <text:p>3 000 0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3750000" calcext:value-type="float">
            <text:p>3 750 0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5000000" calcext:value-type="float">
            <text:p>5 000 000</text:p>
          </table:table-cell>
          <table:table-cell/>
          <table:table-cell table:style-name="ce3" office:value-type="string" calcext:value-type="string">
            <text:p>Baudrate</text:p>
          </table:table-cell>
          <table:table-cell table:style-name="ce40" office:value-type="float" office:value="7500000" calcext:value-type="float">
            <text:p>7 500 000</text:p>
          </table:table-cell>
          <table:table-cell table:style-name="ce44"/>
          <table:table-cell table:style-name="ce3" office:value-type="string" calcext:value-type="string">
            <text:p>Baudrate</text:p>
          </table:table-cell>
          <table:table-cell table:style-name="ce40" office:value-type="float" office:value="15000000" calcext:value-type="float">
            <text:p>15 000 0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omputed R16_UARTX_DL</text:p>
          </table:table-cell>
          <table:table-cell table:style-name="ce41" table:formula="of:=[.B68]/(8*[.B70]*[.B69])" office:value-type="float" office:value="5" calcext:value-type="float">
            <text:p>5,0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E68]/(8*[.E70]*[.E69])" office:value-type="float" office:value="4" calcext:value-type="float">
            <text:p>4,0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H68]/(8*[.H70]*[.H69])" office:value-type="float" office:value="3" calcext:value-type="float">
            <text:p>3,00</text:p>
          </table:table-cell>
          <table:table-cell/>
          <table:table-cell table:style-name="ce3" office:value-type="string" calcext:value-type="string">
            <text:p>Computed R16_UARTX_DL</text:p>
          </table:table-cell>
          <table:table-cell table:style-name="ce41" table:formula="of:=[.K68]/(8*[.K70]*[.K69])" office:value-type="float" office:value="2" calcext:value-type="float">
            <text:p>2,00</text:p>
          </table:table-cell>
          <table:table-cell table:style-name="ce30"/>
          <table:table-cell table:style-name="ce3" office:value-type="string" calcext:value-type="string">
            <text:p>Computed R16_UARTX_DL</text:p>
          </table:table-cell>
          <table:table-cell table:style-name="ce41" table:formula="of:=[.N68]/(8*[.N70]*[.N69])" office:value-type="float" office:value="1" calcext:value-type="float">
            <text:p>1,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nal R16_UARTX_DL</text:p>
          </table:table-cell>
          <table:table-cell table:style-name="ce12" table:formula="of:=ROUND([.B71])" office:value-type="float" office:value="5" calcext:value-type="float">
            <text:p>5</text:p>
          </table:table-cell>
          <table:table-cell/>
          <table:table-cell office:value-type="string" calcext:value-type="string">
            <text:p>Final R16_UARTX_DL</text:p>
          </table:table-cell>
          <table:table-cell table:style-name="ce12" table:formula="of:=ROUND([.E71])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H71])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K71]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Final R16_UARTX_DL</text:p>
          </table:table-cell>
          <table:table-cell table:style-name="ce12" table:formula="of:=ROUND([.N71])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inal Baudrate</text:p>
          </table:table-cell>
          <table:table-cell table:style-name="ce13" table:formula="of:=[.B68] * 2 / [.B69] / 16 / [.B72]" office:value-type="float" office:value="3000000" calcext:value-type="float">
            <text:p>3 000 0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E68] * 2 / [.E69] / 16 / [.E72]" office:value-type="float" office:value="3750000" calcext:value-type="float">
            <text:p>3 750 0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H68] * 2 / [.H69] / 16 / [.H72]" office:value-type="float" office:value="5000000" calcext:value-type="float">
            <text:p>5 000 0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K68] * 2 / [.K69] / 16 / [.K72]" office:value-type="float" office:value="7500000" calcext:value-type="float">
            <text:p>7 500 000,00</text:p>
          </table:table-cell>
          <table:table-cell/>
          <table:table-cell table:style-name="ce5" office:value-type="string" calcext:value-type="string">
            <text:p>Final Baudrate</text:p>
          </table:table-cell>
          <table:table-cell table:style-name="ce13" table:formula="of:=[.N68] * 2 / [.N69] / 16 / [.N72]" office:value-type="float" office:value="15000000" calcext:value-type="float">
            <text:p>15 000 000,0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audrate error %</text:p>
          </table:table-cell>
          <table:table-cell table:style-name="ce14" table:formula="of:=100-((100*[.B70])/[.B73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E70])/[.E73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H70])/[.H73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K70])/[.K73])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Baudrate error %</text:p>
          </table:table-cell>
          <table:table-cell table:style-name="ce14" table:formula="of:=100-((100*[.N70])/[.N73])" office:value-type="float" office:value="0" calcext:value-type="float">
            <text:p>0,00</text:p>
          </table:table-cell>
          <table:table-cell table:number-columns-repeated="1010"/>
        </table:table-row>
      </table:table>
      <table:named-expressions>
        <table:named-range table:name="BAUDRATE" table:base-cell-address="$UART.$B$2" table:cell-range-address="$UART.$E$12"/>
        <table:named-range table:name="FSYSHZ" table:base-cell-address="$UART.$B$1" table:cell-range-address="$UART.$B$3"/>
        <table:named-range table:name="UARTX_DIV" table:base-cell-address="$UART.$B$2" table:cell-range-address="$UART.$B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">
      <number:number number:decimal-places="2" number:min-decimal-places="2" number:min-integer-digits="1" number:grouping="true"/>
      <number:text> </number:text>
      <number:currency-symbol number:language="fr" number:country="FR">MHz</number:currency-symbol>
    </number:currency-style>
    <number:number-style style:name="N111P0" style:volatile="true"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11P2" style:volatile="true"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7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17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Actif</number:text>
    </number:number-style>
    <number:number-style style:name="N119P1" style:volatile="true">
      <number:text>Actif</number:text>
    </number:number-style>
    <number:number-style style:name="N119">
      <number:text>Inactif</number:text>
      <style:map style:condition="value()&gt;0" style:apply-style-name="N119P0"/>
      <style:map style:condition="value()&lt;0" style:apply-style-name="N119P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">
      <number:number number:decimal-places="0" number:min-decimal-places="0" number:min-integer-digits="1"/>
      <number:text>x</number:text>
    </number:number-style>
    <number:number-style style:name="N127">
      <number:text>0x</number:text>
      <number:number number:decimal-places="0" number:min-decimal-places="0" number:min-integer-digits="1"/>
    </number:number-style>
    <number:number-style style:name="N128">
      <number:number number:decimal-places="3" number:min-decimal-places="3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1">
      <number:text>0x</number:text>
      <number:number number:decimal-places="0" number:min-decimal-places="0" number:min-integer-digits="3">
        <number:embedded-text number:position="1">  </number:embedded-text>
      </number:number>
    </number:number-style>
    <number:number-style style:name="N132">
      <number:number number:decimal-places="3" number:min-decimal-places="3" number:min-integer-digits="1" number:grouping="true"/>
    </number:number-style>
    <number:number-style style:name="N13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€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min-integer-digits="1"/>
      <number:text> </number:text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5P0" style:volatile="true">
      <number:number number:decimal-places="0" number:min-decimal-places="0" number:min-integer-digits="1" number:grouping="true"/>
      <number:text>   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5P2" style:volatile="true">
      <number:text> -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0" number:min-decimal-places="0" number:min-integer-digits="1" number:grouping="true"/>
      <number:text> F</number:text>
    </number:number-style>
    <number:number-style style:name="N157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7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decimal-places="2" number:min-integer-digits="1" number:grouping="true"/>
      <number:text> F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3P0"/>
    </number:number-style>
    <number:number-style style:name="N16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8P0" style:volatile="true">
      <number:number number:decimal-places="2" number:min-decimal-places="2" number:min-integer-digits="1" number:grouping="true"/>
      <number:text> €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8P2" style:volatile="true">
      <number:text>-</number:text>
      <number:number number:decimal-places="0" number:min-decimal-places="0" number:min-integer-digits="0"/>
      <number:text>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6" number:min-decimal-places="6" number:min-integer-digits="1"/>
    </number:number-style>
    <number:time-style style:name="N170">
      <number:minutes number:style="long"/>
      <number:text>:</number:text>
      <number:seconds number:style="long"/>
    </number:time-style>
    <number:number-style style:name="N171">
      <number:text>0x</number:text>
    </number:number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3">
      <number:number number:decimal-places="3" number:min-decimal-places="3" number:min-integer-digits="2" number:grouping="true"/>
    </number:number-style>
    <number:time-style style:name="N174">
      <number:minutes number:style="long"/>
      <number:text>:</number:text>
      <number:seconds number:style="long" number:decimal-places="1"/>
    </number:time-style>
    <number:number-style style:name="N17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8P2" style:volatile="true">
      <number:fill-character> </number:fill-character>
      <number:text>-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82P2" style:volatile="true">
      <number:fill-character> </number:fill-character>
      <number:text>- F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9P2" style:volatile="true">
      <number:fill-character> </number:fill-character>
      <number:text>-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98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200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200P0"/>
    </number:number-style>
    <number:number-style style:name="N20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$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205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205P0"/>
    </number:number-style>
    <number:number-style style:name="N209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 €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9P2" style:volatile="true">
      <number:text> €</number:text>
      <number:fill-character> </number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decimal-places="0" number:min-integer-digits="1" number:grouping="true"/>
      <number:text> </number:text>
    </number:number-style>
    <number:number-style style:name="N21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3P2" style:volatile="true">
      <number:text>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fill-character> </number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decimal-places="2" number:min-integer-digits="1" number:grouping="true"/>
      <number:text> </number:text>
    </number:number-style>
    <number:number-style style:name="N22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25P2" style:volatile="true">
      <number:text>-</number:text>
      <number:number number:decimal-places="0" number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1" number:min-decimal-places="1" number:min-integer-digits="1" number:grouping="true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30P0"/>
    </number:currency-style>
    <number:number-style style:name="N232P0" style:volatile="true">
      <number:text>Vrai</number:text>
    </number:number-style>
    <number:number-style style:name="N232P1" style:volatile="true">
      <number:text>Vrai</number:text>
    </number:number-style>
    <number:number-style style:name="N232">
      <number:text>Faux</number:text>
      <style:map style:condition="value()&gt;0" style:apply-style-name="N232P0"/>
      <style:map style:condition="value()&lt;0" style:apply-style-name="N232P1"/>
    </number:number-style>
    <number:number-style style:name="N233">
      <number:number number:decimal-places="15" number:min-decimal-places="15" number:min-integer-digits="1"/>
    </number:number-style>
    <number:number-style style:name="N234">
      <number:number number:decimal-places="8" number:min-decimal-places="8" number:min-integer-digits="1"/>
    </number:number-style>
    <number:number-style style:name="N238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38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number number:decimal-places="0" number:min-decimal-places="0" number:min-integer-digits="1" number:grouping="true"/>
      <number:text> F</number:text>
    </number:number-style>
    <number:number-style style:name="N239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39P0"/>
    </number:number-style>
    <number:number-style style:name="N240P0" style:volatile="true">
      <number:number number:decimal-places="2" number:min-decimal-places="2" number:min-integer-digits="1" number:grouping="true"/>
      <number:text> F</number:text>
    </number:number-style>
    <number:number-style style:name="N240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40P0"/>
    </number:number-style>
    <number:number-style style:name="N241">
      <number:number number:decimal-places="4" number:min-decimal-places="0" number:min-integer-digits="1" number:decimal-replacement="" number:grouping="true"/>
    </number:number-style>
    <number:number-style style:name="N242">
      <number:number number:decimal-places="18" number:min-decimal-places="18" number:min-integer-digits="1"/>
    </number:number-style>
    <number:number-style style:name="N243P0" style:volatile="true">
      <number:number number:decimal-places="0" number:min-decimal-places="0" number:min-integer-digits="1" number:grouping="true"/>
    </number:number-style>
    <number:number-style style:name="N2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43P0"/>
    </number:number-style>
    <number:number-style style:name="N244P0" style:volatile="true">
      <number:number number:decimal-places="2" number:min-decimal-places="2" number:min-integer-digits="1" number:grouping="true"/>
    </number:number-style>
    <number:number-style style:name="N2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44P0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4" number:language="fr" number:country="FR">
      <number:number number:decimal-places="1" number:min-decimal-places="1" number:min-integer-digits="1" number:grouping="true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9T22:07:06.449000000</dc:date>
    <meta:editing-duration>PT20H14M35S</meta:editing-duration>
    <meta:editing-cycles>202</meta:editing-cycles>
    <meta:generator>LibreOffice/7.3.5.2$Windows_X86_64 LibreOffice_project/184fe81b8c8c30d8b5082578aee2fed2ea847c01</meta:generator>
    <meta:document-statistic meta:table-count="1" meta:cell-count="571" meta:object-count="0"/>
  </office:meta>
</office:document-meta>
</file>